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</office:automatic-styles>
  <office:body>
    <office:text text:use-soft-page-breaks="true">
      <text:p text:style-name="P1"># Heuristieken</text:p>
      <text:p text:style-name="Normal">## RailNL</text:p>
      <text:p text:style-name="Normal"/>
      <text:p text:style-name="Normal">### De opdracht</text:p>
      <text:p text:style-name="Normal"/>
      <text:p text:style-name="Normal"><text:s/></text:p>
      <text:p text:style-name="Normal">Opdracht 1:</text:p>
      <text:p text:style-name="Normal"/>
      <text:p text:style-name="Normal">a) Een lijnvoering opstellen voor Noord- en Zuid-Holland met maximaal 7 trajecten waarbij alle kritieke verbindingen bereden moet worden.</text:p>
      <text:p text:style-name="Normal"/>
      <text:p text:style-name="Normal">b) De lijnvoering optimaliseren met behulp van de doelfunctie (K zo hoog mogelijk) die als volgt is:</text:p>
      <text:p text:style-name="Normal"/>
      <text:p text:style-name="Normal">&gt; De doelfunctie voor de kwaliteit van de lijnvoering geldt als volgt:</text:p>
      <text:p text:style-name="Normal"/>
      <text:p text:style-name="Normal">K = p * 10000 - T * 20 - Min / 10 <text:s text:c="3"/>(waarbij K=kwaliteit, p = fractie gebruikte kritieke sporen, t = aantal treinen, Min = aantal minuten)</text:p>
      <text:p text:style-name="Normal"/>
      <text:p text:style-name="Normal">De lowerbound wordt bereikt wanneer:</text:p>
      <text:p text:style-name="Normal">- Geen enkel kritiek spoor bereden wordt (p = 0).</text:p>
      <text:p text:style-name="Normal">- Het maximum aantal treinen wordt ingezet.</text:p>
      <text:p text:style-name="Normal">- Het maximum aantal minuten (per traject) wordt bereikt.</text:p>
      <text:p text:style-name="Normal"/>
      <text:p text:style-name="Normal">De upperbound wordt bereikt wanneer:</text:p>
      <text:p text:style-name="Normal">- Ieder kritiek spoor bereden wordt (p = 1).</text:p>
      <text:p text:style-name="Normal">- Zo min mogelijk treinen worden ingezet.</text:p>
      <text:p text:style-name="Normal">- Zo min mogelijk minuten worden gebruikt.</text:p>
      <text:p text:style-name="Normal"/>
      <text:p text:style-name="Normal">c) Ga ervan uit dat alle sporen kritiek zijn in Noord- en Zuid-Holland. Hoe hoog kun je K maken?</text:p>
      <text:p text:style-name="Normal"/>
      <text:p text:style-name="Normal"><text:s/></text:p>
      <text:p text:style-name="Normal">### Lower- en upperbounds</text:p>
      <text:soft-page-break/>
      <text:p text:style-name="Normal"><text:s text:c="2"/></text:p>
      <text:p text:style-name="Normal">**1a/b.**<text:s/></text:p>
      <text:p text:style-name="P2">&gt; lowerbound: <text:s/></text:p>
      <text:p text:style-name="P3">p = 0 <text:s text:c="3"/></text:p>
      <text:p text:style-name="P4">t = 7 <text:s/></text:p>
      <text:p text:style-name="P5">Min = 7 * 120 <text:s text:c="2"/></text:p>
      <text:p text:style-name="P6">K = 0 * 1000 - 7 * 20 - 7 * 120 / 10 = -224 <text:s text:c="6"/></text:p>
      <text:p text:style-name="P7"><text:s text:c="8"/></text:p>
      <text:p text:style-name="Normal">&gt; upperbound: <text:s text:c="5"/></text:p>
      <text:p text:style-name="Normal">p = 1 <text:s text:c="5"/></text:p>
      <text:p text:style-name="Normal">t = 287 / 120 omhoog afronden = 3 <text:s text:c="7"/></text:p>
      <text:p text:style-name="P8">Min = 287 <text:s text:c="6"/></text:p>
      <text:p text:style-name="P9">K = q * 1000 - 3 * 20 - 287 / 10 = 9911,3 <text:s/></text:p>
      <text:p text:style-name="P10"><text:s text:c="7"/></text:p>
      <text:p text:style-name="P11">**1c.** <text:s/></text:p>
      <text:p text:style-name="P12">&gt; lowerbound: <text:s/></text:p>
      <text:p text:style-name="Normal">p = 0</text:p>
      <text:p text:style-name="Normal">t = 7 <text:s/></text:p>
      <text:p text:style-name="Normal">Min = 7 * 120 <text:s text:c="2"/></text:p>
      <text:p text:style-name="Normal">K = 0 * 1000 - 7 * 20 - 7 * 120 / 10 = -224 <text:s/></text:p>
      <text:p text:style-name="Normal"/>
      <text:p text:style-name="Normal">&gt; upperbound: <text:s text:c="5"/></text:p>
      <text:p text:style-name="Normal">p = 1 <text:s text:c="5"/></text:p>
      <text:p text:style-name="Normal">t = 381 / 120 omhoog afronden = 4 <text:s text:c="6"/></text:p>
      <text:p text:style-name="Normal">Min = 381 <text:s text:c="6"/></text:p>
      <text:p text:style-name="Normal">K = q * 1000 - 4 * 20 - 381 / 10 = 9881,9 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rinda van den Dool</meta:initial-creator>
    <dc:creator>Dorinda van den Dool</dc:creator>
    <meta:creation-date>2018-12-04T21:50:00Z</meta:creation-date>
    <dc:date>2018-12-04T22:12:00Z</dc:date>
    <meta:template xlink:href="Normal" xlink:type="simple"/>
    <meta:editing-cycles>1</meta:editing-cycles>
    <meta:editing-duration>PT1320S</meta:editing-duration>
    <meta:document-statistic meta:page-count="2" meta:paragraph-count="2" meta:word-count="231" meta:character-count="1500" meta:row-count="10" meta:non-whitespace-character-count="1271"/>
  </office:meta>
</office:document-meta>
</file>